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IE"/>
    </style:style>
    <style:style style:name="T3" style:parent-style-name="DefaultParagraphFont" style:family="text">
      <style:text-properties style:text-position="super 63.6%" fo:language="en" fo:country="IE"/>
    </style:style>
    <style:style style:name="T4" style:parent-style-name="DefaultParagraphFont" style:family="text">
      <style:text-properties fo:language="en" fo:country="IE"/>
    </style:style>
    <style:style style:name="T5" style:parent-style-name="DefaultParagraphFont" style:family="text">
      <style:text-properties fo:language="en" fo:country="IE"/>
    </style:style>
    <style:style style:name="T6" style:parent-style-name="DefaultParagraphFont" style:family="text">
      <style:text-properties fo:language="en" fo:country="IE"/>
    </style:style>
    <style:style style:name="T7" style:parent-style-name="DefaultParagraphFont" style:family="text">
      <style:text-properties fo:language="en" fo:country="IE"/>
    </style:style>
    <style:style style:name="T8" style:parent-style-name="DefaultParagraphFont" style:family="text">
      <style:text-properties fo:language="en" fo:country="IE"/>
    </style:style>
    <style:style style:name="T9" style:parent-style-name="DefaultParagraphFont" style:family="text">
      <style:text-properties fo:language="en" fo:country="IE"/>
    </style:style>
    <style:style style:name="T10" style:parent-style-name="DefaultParagraphFont" style:family="text">
      <style:text-properties fo:language="en" fo:country="IE"/>
    </style:style>
    <style:style style:name="T11" style:parent-style-name="DefaultParagraphFont" style:family="text">
      <style:text-properties fo:language="en" fo:country="IE"/>
    </style:style>
    <style:style style:name="T12" style:parent-style-name="DefaultParagraphFont" style:family="text">
      <style:text-properties fo:language="en" fo:country="IE"/>
    </style:style>
    <style:style style:name="T13" style:parent-style-name="DefaultParagraphFont" style:family="text">
      <style:text-properties fo:language="en" fo:country="IE"/>
    </style:style>
    <style:style style:name="T14" style:parent-style-name="DefaultParagraphFont" style:family="text">
      <style:text-properties fo:language="en" fo:country="IE"/>
    </style:style>
    <style:style style:name="T15" style:parent-style-name="DefaultParagraphFont" style:family="text">
      <style:text-properties fo:language="en" fo:country="IE"/>
    </style:style>
    <style:style style:name="T16" style:parent-style-name="DefaultParagraphFont" style:family="text">
      <style:text-properties fo:language="en" fo:country="IE"/>
    </style:style>
    <style:style style:name="T17" style:parent-style-name="DefaultParagraphFont" style:family="text">
      <style:text-properties fo:language="en" fo:country="IE"/>
    </style:style>
    <style:style style:name="T18" style:parent-style-name="DefaultParagraphFont" style:family="text">
      <style:text-properties fo:language="en" fo:country="IE"/>
    </style:style>
    <style:style style:name="T19" style:parent-style-name="DefaultParagraphFont" style:family="text">
      <style:text-properties fo:language="en" fo:country="IE"/>
    </style:style>
    <style:style style:name="T20" style:parent-style-name="DefaultParagraphFont" style:family="text">
      <style:text-properties fo:language="en" fo:country="IE"/>
    </style:style>
    <style:style style:name="T21" style:parent-style-name="DefaultParagraphFont" style:family="text">
      <style:text-properties fo:language="en" fo:country="IE"/>
    </style:style>
    <style:style style:name="T22" style:parent-style-name="DefaultParagraphFont" style:family="text">
      <style:text-properties fo:language="en" fo:country="IE"/>
    </style:style>
    <style:style style:name="P23" style:parent-style-name="Normal" style:family="paragraph">
      <style:text-properties fo:language="en" fo:country="IE"/>
    </style:style>
    <style:style style:name="P24" style:parent-style-name="Normal" style:family="paragraph">
      <style:text-properties fo:language="en" fo:country="IE"/>
    </style:style>
    <style:style style:name="P25" style:parent-style-name="Normal" style:family="paragraph">
      <style:text-properties fo:language="en" fo:country="IE"/>
    </style:style>
    <style:style style:name="P26" style:parent-style-name="Normal" style:family="paragraph">
      <style:text-properties fo:language="en" fo:country="IE"/>
    </style:style>
  </office:automatic-styles>
  <office:body>
    <office:text text:use-soft-page-breaks="true">
      <text:p text:style-name="P1"><text:span text:style-name="T2">For my 3</text:span><text:span text:style-name="T3">rd</text:span><text:span text:style-name="T4"><text:s/>year c</text:span><text:span text:style-name="T5">ollege project I decided to develop a</text:span><text:span text:style-name="T6"><text:s/></text:span><text:span text:style-name="T7">home monitoring and light control<text:s/></text:span><text:span text:style-name="T8">system.<text:s/></text:span><text:span text:style-name="T9">I was inspired by the new<text:s/></text:span><text:span text:style-name="T10">trend</text:span><text:span text:style-name="T11"><text:s/>for</text:span><text:span text:style-name="T12"><text:s/></text:span><text:span text:style-name="T13">‘</text:span><text:span text:style-name="T14">Home Automation</text:span><text:span text:style-name="T15">’</text:span><text:span text:style-name="T16"><text:s/>and<text:s/></text:span><text:span text:style-name="T17">‘</text:span><text:span text:style-name="T18">Internet of things</text:span><text:span text:style-name="T19">’</text:span><text:span text:style-name="T20"><text:s/>which</text:span><text:span text:style-name="T21"><text:s/>is</text:span><text:span text:style-name="T22"><text:s/>taking off worldwide.</text:span></text:p>
      <text:p text:style-name="P23">My project<text:s/>uses numerous technologies,<text:s/>such as GSM, Ethernet, motion sensors, reed switches for doors,<text:s/>and<text:s/>a hardware relay board<text:s/>for the lights.<text:s/>The goal<text:s/>is to allow anyone to be able to control or monitor their home from wherever<text:s/>they are<text:s/>in the world.<text:s/></text:p>
      <text:p text:style-name="P24">It<text:s/>is coded in C/C++ through the Arduino IDE. Also xHTML<text:s/>code enables<text:s/>the Galileo to work as a web server.<text:s/>Users can control the house<text:s/>through the webpage,<text:s/>see<text:s/>the status of rooms<text:s/>and set<text:s/>their lighting on/off<text:s/>preferences.</text:p>
      <text:p text:style-name="P25">What has been accomplished so far is<text:s/>the development and testing of<text:s/>all the individual elements.<text:s/>I am working on integrating<text:s/>them all into one<text:s/>common<text:s/>prototype. An added goal of mine is to implement video streaming to the webpage if a motion<text:s/>or<text:s/>door sensor is triggered.<text:s/>I hope to implement a finished version of my project<text:s/>in<text:s/>a garage or home in the near future.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5B9BD5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B9BD5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aron</meta:initial-creator>
    <dc:creator>AARON JOYCE - Student</dc:creator>
    <meta:creation-date>2016-03-16T10:54:00Z</meta:creation-date>
    <dc:date>2016-03-16T13:05:00Z</dc:date>
    <meta:template xlink:href="Single%20spaced%20(blank)" xlink:type="simple"/>
    <meta:editing-cycles>3</meta:editing-cycles>
    <meta:editing-duration>PT7860S</meta:editing-duration>
    <meta:user-defined meta:name="_TemplateID">TC027869999991</meta:user-defined>
    <meta:document-statistic meta:page-count="1" meta:paragraph-count="2" meta:word-count="156" meta:character-count="1049" meta:row-count="7" meta:non-whitespace-character-count="895"/>
  </office:meta>
</office:document-meta>
</file>